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959" officeooo:paragraph-rsid="001549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de matrizes do canal : programe seu futuro</text:p>
      <text:p text:style-name="P1"/>
      <text:p text:style-name="P1">link :</text:p>
      <text:p text:style-name="P1"><text:s/>https://www.youtube.com/watch?v=ergCGg9r2DY&amp;list=PLqJK4Oyr5WSgGM86A0qAJa6SeHAZXw2KI&amp;ab_channel=Programeseufutur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16:51:32.119878273</meta:creation-date>
    <dc:date>2022-01-04T16:53:03.593306331</dc:date>
    <meta:editing-duration>PT1M34S</meta:editing-duration>
    <meta:editing-cycles>1</meta:editing-cycles>
    <meta:document-statistic meta:table-count="0" meta:image-count="0" meta:object-count="0" meta:page-count="1" meta:paragraph-count="3" meta:word-count="12" meta:character-count="166" meta:non-whitespace-character-count="156"/>
    <meta:generator>LibreOffice/7.0.6.2$Linux_X86_64 LibreOffice_project/00$Build-2</meta:generator>
  </office:meta>
</office:document-meta>
</file>